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1a009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31. Rank Transform of an Array</text:h>
      <text:p text:style-name="P4">Given an array of integers <text:span text:style-name="Source_20_Text"><text:span text:style-name="T1">arr</text:span></text:span>, replace each element with its rank.</text:p>
      <text:p text:style-name="P4">The rank represents how large the element is. The rank has the following rules:</text:p>
      <text:list text:style-name="L1">
        <text:list-item>
          <text:p text:style-name="P5">Rank is an integer starting from 1.</text:p>
        </text:list-item>
        <text:list-item>
          <text:p text:style-name="P5">The larger the element, the larger the rank. If two elements are equal, their rank must be the same.</text:p>
        </text:list-item>
        <text:list-item>
          <text:p text:style-name="P6">Rank should be as small as possible.</text:p>
        </text:list-item>
      </text:list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arr = [40,10,20,30]</text:p>
      <text:p text:style-name="P3"><text:span text:style-name="Strong_20_Emphasis"><text:span text:style-name="T2">Output:</text:span></text:span> [4,1,2,3]</text:p>
      <text:p text:style-name="P2"><text:span text:style-name="Strong_20_Emphasis"><text:span text:style-name="T2">Explanation</text:span></text:span>: 40 is the largest element. 10 is the smallest. 20 is the second smallest. 30 is the third smallest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arr = [100,100,100]</text:p>
      <text:p text:style-name="P3"><text:span text:style-name="Strong_20_Emphasis"><text:span text:style-name="T2">Output:</text:span></text:span> [1,1,1]</text:p>
      <text:p text:style-name="P2"><text:span text:style-name="Strong_20_Emphasis"><text:span text:style-name="T2">Explanation</text:span></text:span>: Same elements share the same rank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arr = [37,12,28,9,100,56,80,5,12]</text:p>
      <text:p text:style-name="P2"><text:span text:style-name="Strong_20_Emphasis"><text:span text:style-name="T2">Output:</text:span></text:span> [5,3,4,2,8,6,7,1,3]</text:p>
      <text:p text:style-name="P4"><text:span text:style-name="Strong_20_Emphasis"><text:span text:style-name="T2">Constraints:</text:span></text:span></text:p>
      <text:list text:style-name="L2">
        <text:list-item>
          <text:p text:style-name="P7"><text:span text:style-name="Source_20_Text"><text:span text:style-name="T1">0 &lt;= arr.length &lt;= 10</text:span></text:span><text:span text:style-name="Source_20_Text"><text:span text:style-name="T3">5</text:span></text:span></text:p>
        </text:list-item>
        <text:list-item>
          <text:p text:style-name="P8"><text:span text:style-name="Source_20_Text"><text:span text:style-name="T1">-10</text:span></text:span><text:span text:style-name="Source_20_Text"><text:span text:style-name="T3">9</text:span></text:span><text:span text:style-name="Source_20_Text"><text:span text:style-name="T1"> &lt;= arr[i] &lt;= 10</text:span></text:span><text:span text:style-name="Source_20_Text"><text:span text:style-name="T3">9</text:span></text:span></text:p>
        </text:list-item>
      </text:list>
      <text:p text:style-name="Text_20_body"/>
      <text:h text:style-name="P1" text:outline-level="1">1331. Rank Transform of an Array</text:h>
      <text:p text:style-name="P9">/*</text:p>
      <text:p text:style-name="P9"><text:s text:c="3"/><text:span text:style-name="T4"><text:s/>Sorting+hash map</text:span></text:p>
      <text:p text:style-name="P9"><text:s text:c="4"/>Time complexity: O(nlogn)</text:p>
      <text:p text:style-name="P9"><text:s text:c="4"/>Space complexity: O(n)</text:p>
      <text:p text:style-name="P9">*/</text:p>
      <text:p text:style-name="P9">class Solution{</text:p>
      <text:p text:style-name="P9"><text:s text:c="4"/>public:</text:p>
      <text:p text:style-name="P9"><text:s text:c="8"/>std::vector&lt;int&gt; arrayRankTransform(std::vector&lt;int&gt;&amp; arr){</text:p>
      <text:p text:style-name="P9"><text:s text:c="12"/>int n=arr.size();</text:p>
      <text:p text:style-name="P9"/>
      <text:p text:style-name="P9"><text:s text:c="12"/>if(n==0) return {};</text:p>
      <text:p text:style-name="P9"><text:s text:c="12"/></text:p>
      <text:p text:style-name="P9"><text:s text:c="12"/>std::vector&lt;int&gt; saved_arr=arr;</text:p>
      <text:p text:style-name="P9"/>
      <text:p text:style-name="P9"><text:s text:c="12"/>std::sort(arr.begin(),arr.end());</text:p>
      <text:p text:style-name="P9"/>
      <text:p text:style-name="P9"><text:s text:c="12"/>std::unordered_map&lt;int,int&gt; ranks;</text:p>
      <text:p text:style-name="P9"/>
      <text:p text:style-name="P9"><text:s text:c="12"/>int rank=1;</text:p>
      <text:p text:style-name="P9"><text:s text:c="12"/>ranks[arr[0]]=1;</text:p>
      <text:p text:style-name="P9"/>
      <text:p text:style-name="P9"><text:s text:c="12"/>for(int i=1;i&lt;n;++i){</text:p>
      <text:p text:style-name="P9"><text:s text:c="16"/>if(arr[i-1]!=arr[i]) rank++;</text:p>
      <text:p text:style-name="P9"><text:s text:c="16"/>ranks[arr[i]]=rank;</text:p>
      <text:p text:style-name="P9"><text:s text:c="12"/>}</text:p>
      <text:p text:style-name="P9"/>
      <text:p text:style-name="P9"><text:s text:c="12"/>std::vector&lt;int&gt; ans;</text:p>
      <text:p text:style-name="P9"><text:s text:c="12"/>for(auto&amp; e: saved_arr){</text:p>
      <text:p text:style-name="P9"><text:s text:c="16"/>ans.push_back(ranks[e]);</text:p>
      <text:p text:style-name="P9"><text:s text:c="12"/>}</text:p>
      <text:p text:style-name="P9"/>
      <text:p text:style-name="P9"><text:s text:c="12"/>return ans;</text:p>
      <text:p text:style-name="P9"><text:s text:c="8"/>}</text:p>
      <text:p text:style-name="P9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8:47:46.241403691</meta:creation-date>
    <dc:date>2024-10-02T08:49:45.595236476</dc:date>
    <meta:editing-duration>PT2M2S</meta:editing-duration>
    <meta:editing-cycles>1</meta:editing-cycles>
    <meta:document-statistic meta:table-count="0" meta:image-count="0" meta:object-count="0" meta:page-count="2" meta:paragraph-count="49" meta:word-count="185" meta:character-count="1495" meta:non-whitespace-character-count="1114"/>
    <meta:generator>LibreOffice/24.2.5.2$Linux_X86_64 LibreOffice_project/420$Build-2</meta:generator>
  </office:meta>
</office:document-meta>
</file>